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2.833cm"/>
    </style:style>
    <style:style style:name="표1.B" style:family="table-column">
      <style:table-column-properties style:column-width="6.11cm"/>
    </style:style>
    <style:style style:name="표1.C" style:family="table-column">
      <style:table-column-properties style:column-width="1.852cm"/>
    </style:style>
    <style:style style:name="표1.D" style:family="table-column">
      <style:table-column-properties style:column-width="2.434cm"/>
    </style:style>
    <style:style style:name="표1.E" style:family="table-column">
      <style:table-column-properties style:column-width="1.693cm"/>
    </style:style>
    <style:style style:name="표1.F" style:family="table-column">
      <style:table-column-properties style:column-width="2.0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12.912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4.048cm"/>
    </style:style>
    <style:style style:name="표3.B" style:family="table-column">
      <style:table-column-properties style:column-width="8.573cm"/>
    </style:style>
    <style:style style:name="표3.C" style:family="table-column">
      <style:table-column-properties style:column-width="4.392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C1" style:family="table-cell">
      <style:table-cell-properties fo:padding="0.097cm" fo:border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table:align="left"/>
    </style:style>
    <style:style style:name="표4.A" style:family="table-column">
      <style:table-column-properties style:column-width="4.022cm"/>
    </style:style>
    <style:style style:name="표4.B" style:family="table-column">
      <style:table-column-properties style:column-width="7.311cm"/>
    </style:style>
    <style:style style:name="표4.C" style:family="table-column">
      <style:table-column-properties style:column-width="5.68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fo:padding="0.097cm" fo:border="0.05pt solid #000000"/>
    </style:style>
    <style:style style:name="표4.B2" style:family="table-cell">
      <style:table-cell-properties fo:padding="0.097cm" fo:border-left="0.05pt solid #000000" fo:border-right="none" fo:border-top="none" fo:border-bottom="0.05pt solid #000000"/>
    </style:style>
    <style:style style:name="표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table:align="left"/>
    </style:style>
    <style:style style:name="표5.A" style:family="table-column">
      <style:table-column-properties style:column-width="3.969cm"/>
    </style:style>
    <style:style style:name="표5.B" style:family="table-column">
      <style:table-column-properties style:column-width="13.044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2" style:family="paragraph" style:parent-style-name="Table_20_Contents">
      <style:text-properties fo:font-size="11.3999996185303pt" style:font-size-asian="10pt" style:font-size-complex="11.3999996185303pt"/>
    </style:style>
    <style:style style:name="P3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font-size-complex="11.3999996185303pt"/>
    </style:style>
    <style:style style:name="P4" style:family="paragraph" style:parent-style-name="Table_20_Contents">
      <style:paragraph-properties fo:text-align="justify" style:justify-single-word="false"/>
      <style:text-properties fo:font-size="11.3999996185303pt" style:font-size-asian="10pt" style:font-size-complex="11.3999996185303pt"/>
    </style:style>
    <style:style style:name="P5" style:family="paragraph" style:parent-style-name="Table_20_Contents">
      <style:text-properties fo:font-size="11.3999996185303pt" officeooo:paragraph-rsid="000848f3" style:font-size-asian="10pt" style:font-size-complex="11.3999996185303pt"/>
    </style:style>
    <style:style style:name="P6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7" style:family="paragraph" style:parent-style-name="Table_20_Contents">
      <style:paragraph-properties fo:text-align="center" style:justify-single-word="false"/>
      <style:text-properties fo:font-size="11.3999996185303pt" style:font-size-asian="10pt" style:language-asian="ko" style:country-asian="KR" style:font-size-complex="11.3999996185303pt"/>
    </style:style>
    <style:style style:name="P8" style:family="paragraph" style:parent-style-name="Table_20_Contents">
      <style:paragraph-properties fo:text-align="start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P11" style:family="paragraph" style:parent-style-name="Standard">
      <style:text-properties fo:font-size="28.5499992370605pt" fo:font-weight="bold" officeooo:rsid="00068f6e" officeooo:paragraph-rsid="00068f6e" style:font-size-asian="25pt" style:language-asian="ko" style:country-asian="KR" style:font-weight-asian="bold" style:font-size-complex="28.5499992370605pt" style:font-weight-complex="bold"/>
    </style:style>
    <style:style style:name="P12" style:family="paragraph" style:parent-style-name="Standard">
      <style:text-properties fo:font-size="11.3999996185303pt" officeooo:rsid="00068f6e" officeooo:paragraph-rsid="00068f6e" style:font-size-asian="10pt" style:language-asian="ko" style:country-asian="KR" style:font-size-complex="11.3999996185303pt"/>
    </style:style>
    <style:style style:name="P13" style:family="paragraph" style:parent-style-name="Table_20_Contents">
      <style:paragraph-properties fo:text-align="center" style:justify-single-word="false"/>
      <style:text-properties fo:font-size="11.3999996185303pt" officeooo:rsid="00068f6e" officeooo:paragraph-rsid="00068f6e" style:font-size-asian="10pt" style:font-size-complex="11.3999996185303pt"/>
    </style:style>
    <style:style style:name="P14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15" style:family="paragraph" style:parent-style-name="Table_20_Contents">
      <style:paragraph-properties fo:text-align="center" style:justify-single-word="false"/>
      <style:text-properties fo:font-size="11.3999996185303pt" officeooo:rsid="00068f6e" officeooo:paragraph-rsid="00068f6e" style:font-size-asian="10pt" style:language-asian="ko" style:country-asian="KR" style:font-size-complex="11.3999996185303pt"/>
    </style:style>
    <style:style style:name="P16" style:family="paragraph" style:parent-style-name="Table_20_Contents" style:list-style-name="L1">
      <style:text-properties fo:font-size="11.3999996185303pt" style:font-size-asian="10pt" style:language-asian="ko" style:country-asian="KR" style:font-size-complex="11.3999996185303pt"/>
    </style:style>
    <style:style style:name="P17" style:family="paragraph" style:parent-style-name="Table_20_Contents" style:list-style-name="L1">
      <style:text-properties fo:font-size="11.3999996185303pt" officeooo:rsid="000848f3" officeooo:paragraph-rsid="000848f3" style:font-size-asian="10pt" style:language-asian="ko" style:country-asian="KR" style:font-size-complex="11.3999996185303pt"/>
    </style:style>
    <style:style style:name="P18" style:family="paragraph" style:parent-style-name="Table_20_Contents" style:list-style-name="L2">
      <style:text-properties fo:font-size="11.3999996185303pt" officeooo:rsid="000848f3" style:font-size-asian="10pt" style:language-asian="ko" style:country-asian="KR" style:font-size-complex="11.3999996185303pt"/>
    </style:style>
    <style:style style:name="P19" style:family="paragraph" style:parent-style-name="Table_20_Contents" style:list-style-name="L2">
      <style:text-properties fo:font-size="11.3999996185303pt" officeooo:rsid="000848f3" officeooo:paragraph-rsid="000848f3" style:font-size-asian="10pt" style:language-asian="ko" style:country-asian="KR" style:font-size-complex="11.3999996185303pt"/>
    </style:style>
    <style:style style:name="P20" style:family="paragraph" style:parent-style-name="Table_20_Contents" style:list-style-name="L2">
      <style:text-properties fo:font-size="11.3999996185303pt" officeooo:rsid="000848f3" officeooo:paragraph-rsid="000a0199" style:font-size-asian="10pt" style:language-asian="ko" style:country-asian="KR" style:font-size-complex="11.3999996185303pt"/>
    </style:style>
    <style:style style:name="P21" style:family="paragraph" style:parent-style-name="Table_20_Contents">
      <style:text-properties fo:font-size="11.3999996185303pt" officeooo:rsid="000848f3" officeooo:paragraph-rsid="000848f3" style:font-size-asian="10pt" style:language-asian="ko" style:country-asian="KR" style:font-size-complex="11.3999996185303pt"/>
    </style:style>
    <style:style style:name="P22" style:family="paragraph" style:parent-style-name="Table_20_Contents" style:list-style-name="L2">
      <style:text-properties fo:font-size="11.3999996185303pt" style:font-size-asian="10pt" style:language-asian="ko" style:country-asian="KR" style:font-size-complex="11.3999996185303pt"/>
    </style:style>
    <style:style style:name="T1" style:family="text">
      <style:text-properties officeooo:rsid="00068f6e"/>
    </style:style>
    <style:style style:name="T2" style:family="text">
      <style:text-properties officeooo:rsid="00068f6e" style:language-asian="ko" style:country-asian="KR"/>
    </style:style>
    <style:style style:name="T3" style:family="text">
      <style:text-properties officeooo:rsid="000848f3" style:language-asian="ko" style:country-asian="KR"/>
    </style:style>
    <style:style style:name="T4" style:family="text">
      <style:text-properties officeooo:rsid="000848f3"/>
    </style:style>
    <style:style style:name="T5" style:family="text">
      <style:text-properties officeooo:rsid="000a01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회의록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office:value-type="string">
            <text:p text:style-name="P8">회의일시</text:p>
          </table:table-cell>
          <table:table-cell table:style-name="표1.A1" office:value-type="string">
            <text:p text:style-name="P3"><text:span text:style-name="T1">2012</text:span><text:span text:style-name="T2">년 11월 13일</text:span></text:p>
          </table:table-cell>
          <table:table-cell table:style-name="표1.A1" office:value-type="string">
            <text:p text:style-name="P1">조이름</text:p>
          </table:table-cell>
          <table:table-cell table:style-name="표1.A1" office:value-type="string">
            <text:p text:style-name="P13">DoubleK</text:p>
          </table:table-cell>
          <table:table-cell table:style-name="표1.A1" office:value-type="string">
            <text:p text:style-name="P9">작성자</text:p>
          </table:table-cell>
          <table:table-cell table:style-name="표1.F1" office:value-type="string">
            <text:p text:style-name="P7">김건태</text:p>
          </table:table-cell>
        </table:table-row>
        <table:table-row>
          <table:table-cell table:style-name="표1.A2" office:value-type="string">
            <text:p text:style-name="P8">참석자</text:p>
          </table:table-cell>
          <table:table-cell table:style-name="표1.B2" table:number-columns-spanned="5" office:value-type="string">
            <text:p text:style-name="P15">0892001 강진석, 0892006 김건태</text:p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2"/>
            <text:p text:style-name="P2"/>
            <text:p text:style-name="P10">회의안건</text:p>
            <text:p text:style-name="P6"/>
            <text:p text:style-name="P6"/>
          </table:table-cell>
          <table:table-cell table:style-name="표2.B1" office:value-type="string">
            <text:list xml:id="list33364608" text:style-name="L1">
              <text:list-item>
                <text:p text:style-name="P16">프로젝트 주제 선정</text:p>
                <text:p text:style-name="P16"/>
              </text:list-item>
              <text:list-item>
                <text:p text:style-name="P17">다음 회의일시</text:p>
                <text:p text:style-name="P17"/>
              </text:list-item>
              <text:list-item>
                <text:p text:style-name="P17">15일 제출서류</text:p>
              </text:list-item>
            </text:list>
          </table:table-cell>
        </table:table-row>
      </table:table>
      <text:p text:style-name="P12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0">회의내용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표3.A1" office:value-type="string">
            <text:p text:style-name="P10">내용</text:p>
          </table:table-cell>
          <table:table-cell table:style-name="표3.C1" office:value-type="string">
            <text:p text:style-name="P10">비고</text:p>
          </table:table-cell>
        </table:table-row>
        <table:table-row>
          <table:covered-table-cell/>
          <table:table-cell table:style-name="표3.B2" office:value-type="string">
            <text:list xml:id="list33357874" text:style-name="L2">
              <text:list-item>
                <text:p text:style-name="P22">강의홈페이지에 올라와 있는 예제결과물들의 <text:span text:style-name="T4">nds파일을 모두 실행해보았다.</text:span></text:p>
                <text:p text:style-name="P18"/>
              </text:list-item>
              <text:list-item>
                <text:p text:style-name="P19">간단한 조작과 누구나 알고있는 게임을 찾아봄</text:p>
              </text:list-item>
            </text:list>
            <text:p text:style-name="P21"/>
            <text:list xml:id="list33365034" text:continue-numbering="true" text:style-name="L2">
              <text:list-item>
                <text:p text:style-name="P19">테트리스에 대해서 API조사</text:p>
              </text:list-item>
            </text:list>
            <text:p text:style-name="P21"/>
            <text:list xml:id="list33356805" text:continue-numbering="true" text:style-name="L2">
              <text:list-item>
                <text:p text:style-name="P19">플래쉬 게임을 조사</text:p>
              </text:list-item>
            </text:list>
            <text:p text:style-name="P21"/>
            <text:list xml:id="list33358638" text:continue-numbering="true" text:style-name="L2">
              <text:list-item>
                <text:p text:style-name="P20"><text:span text:style-name="T5">팀명에 대해서 회의</text:span></text:p>
              </text:list-item>
            </text:list>
          </table:table-cell>
          <table:table-cell table:style-name="표3.C2" office:value-type="string">
            <text:p text:style-name="P2"/>
          </table:table-cell>
        </table:table-row>
      </table:table>
      <text:p text:style-name="P12"/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rows-spanned="5" office:value-type="string">
            <text:p text:style-name="P2"/>
            <text:p text:style-name="P4"/>
            <text:p text:style-name="P2"/>
            <text:p text:style-name="P10">결정사항</text:p>
          </table:table-cell>
          <table:table-cell table:style-name="표4.A1" office:value-type="string">
            <text:p text:style-name="P10">내용</text:p>
          </table:table-cell>
          <table:table-cell table:style-name="표4.C1" office:value-type="string">
            <text:p text:style-name="P10">진행일정</text:p>
          </table:table-cell>
        </table:table-row>
        <table:table-row>
          <table:covered-table-cell/>
          <table:table-cell table:style-name="표4.B2" office:value-type="string">
            <text:p text:style-name="P5"><text:span text:style-name="T4">CrystalStory_pro</text:span><text:span text:style-name="T3">를 예제로 사용</text:span></text:p>
          </table:table-cell>
          <table:table-cell table:style-name="표4.C2" office:value-type="string">
            <text:p text:style-name="P2"/>
          </table:table-cell>
        </table:table-row>
        <table:table-row>
          <table:covered-table-cell/>
          <table:table-cell table:style-name="표4.B2" office:value-type="string">
            <text:p text:style-name="P6">플래쉬 게임 똥피하기를 구현하기로 함</text:p>
          </table:table-cell>
          <table:table-cell table:style-name="표4.C2" office:value-type="string">
            <text:p text:style-name="P2"/>
          </table:table-cell>
        </table:table-row>
        <table:table-row>
          <table:covered-table-cell/>
          <table:table-cell table:style-name="표4.B2" office:value-type="string">
            <text:p text:style-name="P6">다음 회의 일시 선정</text:p>
          </table:table-cell>
          <table:table-cell table:style-name="표4.C2" office:value-type="string">
            <text:p text:style-name="P5"><text:span text:style-name="T4">2012</text:span><text:span text:style-name="T3">년 11월 14일</text:span></text:p>
          </table:table-cell>
        </table:table-row>
        <table:table-row>
          <table:covered-table-cell/>
          <table:table-cell table:style-name="표4.B2" office:value-type="string">
            <text:p text:style-name="P6">팀명 선정</text:p>
          </table:table-cell>
          <table:table-cell table:style-name="표4.C2" office:value-type="string">
            <text:p text:style-name="P2"/>
          </table:table-cell>
        </table:table-row>
      </table:table>
      <text:p text:style-name="P12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7"/>
            <text:p text:style-name="P7"/>
            <text:p text:style-name="P7"/>
            <text:p text:style-name="P7"/>
            <text:p text:style-name="P10">특이사항</text:p>
            <text:p text:style-name="P6"/>
            <text:p text:style-name="P6"/>
            <text:p text:style-name="P6"/>
          </table:table-cell>
          <table:table-cell table:style-name="표5.B1" office:value-type="string">
            <text:p text:style-name="P2"/>
            <text:p text:style-name="P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2:41:17.66</meta:creation-date>
    <dc:date>2012-11-23T13:22:23.99</dc:date>
    <meta:editing-duration>PT10M13S</meta:editing-duration>
    <meta:editing-cycles>2</meta:editing-cycles>
    <meta:generator>LibreOffice/3.6$Windows_x86 LibreOffice_project/da8c1e6-fd468f4-454e206-f42a4a9-143cfd</meta:generator>
    <meta:document-statistic meta:table-count="5" meta:image-count="0" meta:object-count="0" meta:page-count="1" meta:paragraph-count="30" meta:word-count="208" meta:character-count="294" meta:non-whitespace-character-count="256"/>
  </office:meta>
</office:document-meta>
</file>